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fill="solid" draw:fill-color="#ffff66" draw:opacity="10%" draw:textarea-horizontal-align="right" draw:textarea-vertical-align="top" draw:auto-grow-height="false" draw:shadow-opacity="10%"/>
    </style:style>
    <style:style style:name="gr2" style:family="graphic" style:parent-style-name="standard">
      <style:graphic-properties svg:stroke-color="#000000" draw:fill="solid" draw:fill-color="#ffe681" draw:opacity="100%" draw:textarea-horizontal-align="center" draw:textarea-vertical-align="middle" draw:auto-grow-height="false" draw:shadow-opacity="100%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4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>
      <style:graphic-properties draw:stroke="dash" draw:stroke-dash="Ultrafine_20_Dashed" svg:stroke-color="#808080" draw:fill="solid" draw:fill-color="#ffff66" draw:opacity="10%" draw:textarea-horizontal-align="right" draw:textarea-vertical-align="top" draw:auto-grow-height="false" draw:shadow-opacity="10%"/>
    </style:style>
    <style:style style:name="gr7" style:family="graphic">
      <style:graphic-properties svg:stroke-color="#000000" draw:fill="solid" draw:fill-color="#ffe681" draw:opacity="100%" draw:textarea-horizontal-align="center" draw:textarea-vertical-align="middle" draw:auto-grow-height="false" draw:shadow-opacity="100%"/>
    </style:style>
    <style:style style:name="gr8" style:family="graphic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9" style:family="graphic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color="#000000" draw:fill="solid" draw:fill-color="#ffe681" draw:opacity="100%" draw:textarea-horizontal-align="center" draw:textarea-vertical-align="middle" draw:auto-grow-height="false" draw:shadow-opacity="100%"/>
    </style:style>
    <style:style style:name="gr11" style:family="graphic" style:parent-style-name="objectwithoutfill">
      <style:graphic-properties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draw:stroke="dash" draw:stroke-dash="Ultrafine_20_Dashed" svg:stroke-color="#000000" draw:fill="solid" draw:fill-color="#ffe681" draw:opacity="100%" draw:textarea-horizontal-align="center" draw:textarea-vertical-align="middle" draw:auto-grow-height="false" draw:shadow-opacity="100%"/>
    </style:style>
    <style:style style:name="gr14" style:family="graphic" style:parent-style-name="objectwithoutfill">
      <style:graphic-properties svg:stroke-width="0cm" svg:stroke-color="#808080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008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8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808080" draw:fill="solid" draw:fill-color="#ffff66" draw:opacity="20%" draw:textarea-horizontal-align="left" draw:textarea-vertical-align="top" draw:auto-grow-height="false" draw:shadow-opacity="20%"/>
    </style:style>
    <style:style style:name="gr18" style:family="graphic" style:parent-style-name="standard">
      <style:graphic-properties svg:stroke-color="#808080" draw:fill="solid" draw:fill-color="#ffff66" draw:opacity="50%" draw:textarea-horizontal-align="justify" draw:textarea-vertical-align="top" draw:auto-grow-height="false" draw:shadow-opacity="50%"/>
    </style:style>
    <style:style style:name="gr19" style:family="graphic" style:parent-style-name="standard">
      <style:graphic-properties draw:stroke="dash" draw:stroke-dash="Ultrafine_20_Dashed" draw:fill="solid" draw:fill-color="#ffff66" draw:textarea-horizontal-align="justify" draw:textarea-vertical-align="top" draw:auto-grow-height="false"/>
    </style:style>
    <style:style style:name="gr20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21" style:family="graphic" style:parent-style-name="standard">
      <style:graphic-properties draw:stroke="dash" draw:stroke-dash="Ultrafine_20_Dashed" draw:fill="solid" draw:fill-color="#ff950e" draw:textarea-horizontal-align="justify" draw:textarea-vertical-align="top" draw:auto-grow-height="false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4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color="#000000" fo:font-size="12pt" style:font-size-asian="12pt" style:font-size-complex="12pt"/>
    </style:style>
    <style:style style:name="P10" style:family="paragraph">
      <style:text-properties fo:color="#808080"/>
    </style:style>
    <style:style style:name="P11" style:family="paragraph">
      <style:text-properties fo:color="#808080" fo:font-size="10pt" style:font-size-asian="10pt" style:font-size-complex="10pt"/>
    </style:style>
    <style:style style:name="P12" style:family="paragraph">
      <style:text-properties fo:color="#808080" fo:font-size="10pt"/>
    </style:style>
    <style:style style:name="P13" style:family="paragraph">
      <style:text-properties fo:color="#008000"/>
    </style:style>
    <style:style style:name="P14" style:family="paragraph">
      <style:text-properties fo:color="#008000" fo:font-size="12pt" style:font-size-asian="12pt" style:font-size-complex="12pt"/>
    </style:style>
    <style:style style:name="P15" style:family="paragraph">
      <style:text-properties fo:color="#800000"/>
    </style:style>
    <style:style style:name="P16" style:family="paragraph">
      <style:text-properties fo:color="#800000" fo:font-size="12pt" style:font-size-asian="12pt" style:font-size-complex="12pt"/>
    </style:style>
    <style:style style:name="P17" style:family="paragraph">
      <style:text-properties fo:color="#008000" fo:font-size="12pt"/>
    </style:style>
    <style:style style:name="P18" style:family="paragraph">
      <style:text-properties fo:color="#800000" fo:font-size="12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800000" fo:font-size="12pt" style:font-size-asian="12pt" style:font-size-complex="12pt"/>
    </style:style>
    <style:style style:name="T9" style:family="text">
      <style:text-properties fo:color="#000000" fo:font-size="7pt" style:font-size-asian="7pt" style:font-size-complex="7pt"/>
    </style:style>
    <style:style style:name="T1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cm" svg:height="6.65cm" svg:x="8.3cm" svg:y="1.8cm">
          <text:p text:style-name="P1"><text:span text:style-name="T1">midPoin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6cm" svg:height="2.25cm" svg:x="9.65cm" svg:y="4.75cm">
          <text:p text:style-name="P3"><text:span text:style-name="T1">Focus</text:span><text:span text:style-name="T1"><text:line-break/></text:span><text:span text:style-name="T2">(e.g. User)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588cm" svg:height="3.302cm" svg:x="1cm" svg:y="5.1cm">
          <text:p text:style-name="P3"><text:span text:style-name="T3">Resource 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63cm" svg:height="1.519cm" svg:x="1.479cm" svg:y="6.628cm">
          <text:p text:style-name="P3"><text:span text:style-name="T3">Resource Object</text:span></text:p>
          <text:p text:style-name="P3"><text:span text:style-name="T4">(e.g. accou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588cm" svg:height="3.302cm" svg:x="17.55cm" svg:y="5.1cm">
          <text:p text:style-name="P3"><text:span text:style-name="T3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.63cm" svg:height="1.519cm" svg:x="18.029cm" svg:y="6.628cm">
          <text:p text:style-name="P3"><text:span text:style-name="T3">Resource Object</text:span></text:p>
          <text:p text:style-name="P3"><text:span text:style-name="T4">(e.g. accou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6.109cm" svg:y1="7.387cm" svg:x2="9.65cm" svg:y2="5.875cm" draw:start-shape="id1" draw:start-glue-point="1" draw:end-shape="id2" draw:end-glue-point="3" svg:d="m6109 7387c2656 0 886-1512 3541-1512" svg:viewBox="0 0 3542 1513">
          <text:p/>
        </draw:connector>
        <draw:connector draw:style-name="gr5" draw:text-style-name="P3" draw:layer="layout" draw:type="curve" svg:x1="18.029cm" svg:y1="7.387cm" svg:x2="14.25cm" svg:y2="5.875cm" draw:start-shape="id3" draw:start-glue-point="3" draw:end-shape="id2" svg:d="m18029 7387c-2833 0-944-1512-3779-1512" svg:viewBox="0 0 3780 1513">
          <text:p/>
        </draw:connector>
      </draw:page>
      <draw:page draw:name="page2" draw:style-name="dp1" draw:master-page-name="Default">
        <draw:custom-shape draw:style-name="gr6" draw:text-style-name="P2" draw:layer="Layout" svg:width="9.85cm" svg:height="6.65cm" svg:x="7.15cm" svg:y="1.8cm">
          <text:p text:style-name="P6"><text:span text:style-name="T1">midPoi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2.8cm" svg:height="2.25cm" svg:x="10.65cm" svg:y="3.1cm">
          <text:p text:style-name="P7"><text:span text:style-name="T1">Focus</text:span><text:span text:style-name="T1"><text:line-break/></text:span><text:span text:style-name="T2">(e.g. User)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588cm" svg:height="3.302cm" svg:x="1cm" svg:y="5.1cm">
          <text:p text:style-name="P8"><text:span text:style-name="T3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4" draw:id="id4" draw:layer="Layout" svg:width="4.63cm" svg:height="1.519cm" svg:x="1.479cm" svg:y="6.628cm">
          <text:p text:style-name="P8"><text:span text:style-name="T3">Resource Object</text:span></text:p>
          <text:p text:style-name="P8"><text:span text:style-name="T4">(e.g. accou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588cm" svg:height="3.302cm" svg:x="17.55cm" svg:y="5.1cm">
          <text:p text:style-name="P8"><text:span text:style-name="T3">Resourc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4.63cm" svg:height="1.519cm" svg:x="18.029cm" svg:y="6.628cm">
          <text:p text:style-name="P8"><text:span text:style-name="T3">Resource Object</text:span></text:p>
          <text:p text:style-name="P8"><text:span text:style-name="T4">(e.g. accou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6.109cm" svg:y1="7.387cm" svg:x2="7.9cm" svg:y2="6.935cm" draw:start-shape="id4" draw:start-glue-point="1" draw:end-shape="id5" draw:end-glue-point="3" svg:d="m6109 7387c1344 0 449-452 1791-452" svg:viewBox="0 0 1792 453">
          <text:p/>
        </draw:connector>
        <draw:connector draw:style-name="gr5" draw:text-style-name="P3" draw:layer="layout" draw:type="curve" svg:x1="18.029cm" svg:y1="7.387cm" svg:x2="16.25cm" svg:y2="6.925cm" draw:start-shape="id6" draw:start-glue-point="3" draw:end-shape="id7" svg:d="m18029 7387c-1333 0-444-462-1779-462" svg:viewBox="0 0 1780 463">
          <text:p/>
        </draw:connector>
        <draw:custom-shape draw:style-name="gr10" draw:text-style-name="P9" xml:id="id5" draw:id="id5" draw:layer="layout" svg:width="2.8cm" svg:height="1.55cm" svg:x="7.9cm" svg:y="6.16cm">
          <text:p text:style-name="P5"><text:span text:style-name="T5">Shadow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7" draw:id="id7" draw:layer="layout" svg:width="2.8cm" svg:height="1.55cm" svg:x="13.45cm" svg:y="6.15cm">
          <text:p text:style-name="P5"><text:span text:style-name="T5">Shadow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9.3cm" svg:y1="6.16cm" svg:x2="10.65cm" svg:y2="4.225cm" draw:start-shape="id5" draw:start-glue-point="0" draw:end-shape="id8" svg:d="m9300 6160c0-1290 450-1935 1350-1935" svg:viewBox="0 0 1351 1936">
          <text:p/>
        </draw:connector>
        <draw:frame draw:style-name="gr12" draw:text-style-name="P11" draw:layer="layout" svg:width="1.027cm" svg:height="0.645cm" svg:x="8.65cm" svg:y="4.405cm">
          <draw:text-box>
            <text:p text:style-name="P10"><text:span text:style-name="T6">link</text:span></text:p>
          </draw:text-box>
        </draw:frame>
        <draw:connector draw:style-name="gr11" draw:text-style-name="P3" draw:layer="layout" draw:type="curve" svg:x1="14.85cm" svg:y1="6.15cm" svg:x2="13.45cm" svg:y2="4.225cm" draw:start-shape="id7" draw:start-glue-point="0" draw:end-shape="id8" draw:end-glue-point="1" svg:d="m14850 6150c0-1284-466-1925-1400-1925" svg:viewBox="0 0 1401 1926">
          <text:p/>
        </draw:connector>
        <draw:frame draw:style-name="gr12" draw:text-style-name="P11" draw:layer="layout" svg:width="1.027cm" svg:height="0.645cm" svg:x="14.45cm" svg:y="4.406cm">
          <draw:text-box>
            <text:p text:style-name="P10"><text:span text:style-name="T6">link</text:span></text:p>
          </draw:text-box>
        </draw:frame>
      </draw:page>
      <draw:page draw:name="page3" draw:style-name="dp1" draw:master-page-name="Default">
        <draw:custom-shape draw:style-name="gr6" draw:text-style-name="P2" draw:layer="Layout" svg:width="12.2cm" svg:height="6.65cm" svg:x="6cm" svg:y="1.8cm">
          <text:p text:style-name="P6"><text:span text:style-name="T1">midPoi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2.8cm" svg:height="2.25cm" svg:x="10.65cm" svg:y="3.1cm">
          <text:p text:style-name="P7"><text:span text:style-name="T1">Focus</text:span><text:span text:style-name="T1"><text:line-break/></text:span><text:span text:style-name="T2">(e.g. User)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55cm" svg:height="3.302cm" svg:x="1cm" svg:y="5.1cm">
          <text:p text:style-name="P8"><text:span text:style-name="T3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9" draw:id="id9" draw:layer="Layout" svg:width="3.77cm" svg:height="1.519cm" svg:x="1.39cm" svg:y="6.628cm">
          <text:p text:style-name="P8"><text:span text:style-name="T3">Resource Object</text:span></text:p>
          <text:p text:style-name="P8"><text:span text:style-name="T4">(e.g. accou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338cm" svg:height="3.302cm" svg:x="18.8cm" svg:y="5.1cm">
          <text:p text:style-name="P8"><text:span text:style-name="T3">Resourc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1" draw:id="id11" draw:layer="Layout" svg:width="3.594cm" svg:height="1.519cm" svg:x="19.172cm" svg:y="6.628cm">
          <text:p text:style-name="P8"><text:span text:style-name="T3">Resource Object</text:span></text:p>
          <text:p text:style-name="P8"><text:span text:style-name="T4">(e.g. accou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5.16cm" svg:y1="7.387cm" svg:x2="6.8cm" svg:y2="7.205cm" draw:start-shape="id9" draw:start-glue-point="1" draw:end-shape="id10" draw:end-glue-point="3" svg:d="m5160 7387c1231 0 412-182 1640-182" svg:viewBox="0 0 1641 183">
          <text:p/>
        </draw:connector>
        <draw:connector draw:style-name="gr5" draw:text-style-name="P3" draw:layer="layout" draw:type="curve" svg:x1="19.172cm" svg:y1="7.387cm" svg:x2="17.6cm" svg:y2="7.205cm" draw:start-shape="id11" draw:start-glue-point="3" draw:end-shape="id12" svg:d="m19172 7387c-1177 0-392-182-1572-182" svg:viewBox="0 0 1573 183">
          <text:p/>
        </draw:connector>
        <draw:custom-shape draw:style-name="gr13" draw:text-style-name="P9" xml:id="id10" draw:id="id10" draw:layer="Layout" svg:width="2.05cm" svg:height="1.01cm" svg:x="6.8cm" svg:y="6.7cm">
          <text:p text:style-name="P5"><text:span text:style-name="T5">Shadow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curve" svg:x1="7.825cm" svg:y1="6.7cm" svg:x2="10.65cm" svg:y2="4.225cm" draw:start-shape="id10" draw:start-glue-point="0" draw:end-shape="id13" draw:end-glue-point="3" svg:d="m7825 6700c0-1650 941-2475 2825-2475" svg:viewBox="0 0 2826 2476">
          <text:p/>
        </draw:connector>
        <draw:frame draw:style-name="gr12" draw:text-style-name="P11" draw:layer="layout" svg:width="1.027cm" svg:height="0.645cm" svg:x="8.8cm" svg:y="4.45cm">
          <draw:text-box>
            <text:p text:style-name="P12"><text:span text:style-name="T6">link</text:span></text:p>
          </draw:text-box>
        </draw:frame>
        <draw:connector draw:style-name="gr14" draw:text-style-name="P3" draw:layer="layout" draw:type="curve" svg:x1="16.575cm" svg:y1="6.7cm" svg:x2="13.45cm" svg:y2="4.225cm" draw:start-shape="id12" draw:start-glue-point="0" draw:end-shape="id13" draw:end-glue-point="1" svg:d="m16575 6700c0-1650-1041-2475-3125-2475" svg:viewBox="0 0 3126 2476">
          <text:p/>
        </draw:connector>
        <draw:frame draw:style-name="gr12" draw:text-style-name="P11" draw:layer="layout" svg:width="1.027cm" svg:height="0.645cm" svg:x="15cm" svg:y="4.655cm">
          <draw:text-box>
            <text:p text:style-name="P12"><text:span text:style-name="T6">link</text:span></text:p>
          </draw:text-box>
        </draw:frame>
        <draw:custom-shape draw:style-name="gr10" draw:text-style-name="P9" xml:id="id12" draw:id="id12" draw:layer="layout" svg:width="2.05cm" svg:height="1.01cm" svg:x="15.55cm" svg:y="6.7cm">
          <text:p text:style-name="P5"><text:span text:style-name="T5">Shadow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3" draw:layer="layout" svg:width="3.639cm" svg:height="1.873cm" draw:transform="rotate (1.19031454986013) translate (7.15877522619098cm 6.18351126686346cm)" svg:viewBox="0 0 3640 1874" svg:d="m0 44c1681-241 2739 520 3640 1830">
          <text:p/>
        </draw:path>
        <draw:path draw:style-name="gr15" draw:text-style-name="P3" draw:layer="layout" svg:width="3.639cm" svg:height="1.873cm" draw:transform="rotate (-1.19031454986013) translate (15.889600478458cm 2.80420944972598cm)" svg:viewBox="0 0 3640 1874" svg:d="m3640 44c-1681-241-2739 520-3640 1830">
          <text:p/>
        </draw:path>
        <draw:frame draw:style-name="gr12" draw:text-style-name="P14" draw:layer="layout" svg:width="2.043cm" svg:height="0.725cm" svg:x="7.55cm" svg:y="2.975cm">
          <draw:text-box>
            <text:p text:style-name="P13"><text:span text:style-name="T7">Inbound</text:span></text:p>
          </draw:text-box>
        </draw:frame>
        <draw:frame draw:style-name="gr12" draw:text-style-name="P14" draw:layer="layout" svg:width="2.043cm" svg:height="0.725cm" svg:x="14.657cm" svg:y="2.976cm">
          <draw:text-box>
            <text:p text:style-name="P13"><text:span text:style-name="T7">Inbound</text:span></text:p>
          </draw:text-box>
        </draw:frame>
        <draw:path draw:style-name="gr16" draw:text-style-name="P3" draw:layer="layout" svg:width="2.19cm" svg:height="1.438cm" draw:transform="rotate (1.19031454986013) translate (8.35cm 6.5cm)" svg:viewBox="0 0 2191 1439" svg:d="m0 0c919 9 1811 622 2191 1439">
          <text:p/>
        </draw:path>
        <draw:frame draw:style-name="gr12" draw:text-style-name="P16" draw:layer="layout" svg:width="2.373cm" svg:height="0.725cm" svg:x="9.05cm" svg:y="5.525cm">
          <draw:text-box>
            <text:p text:style-name="P15"><text:span text:style-name="T8">Outbound</text:span></text:p>
          </draw:text-box>
        </draw:frame>
        <draw:path draw:style-name="gr16" draw:text-style-name="P3" draw:layer="layout" svg:width="2.19cm" svg:height="1.439cm" draw:transform="rotate (-1.19048908278533) translate (15.0867184418968cm 4.46562137312586cm)" svg:viewBox="0 0 2191 1440" svg:d="m2191 0c-919 9-1810 622-2191 1440">
          <text:p/>
        </draw:path>
        <draw:frame draw:style-name="gr12" draw:text-style-name="P16" draw:layer="layout" svg:width="2.373cm" svg:height="0.725cm" svg:x="12.927cm" svg:y="5.526cm">
          <draw:text-box>
            <text:p text:style-name="P15"><text:span text:style-name="T8">Outbound</text:span></text:p>
          </draw:text-box>
        </draw:frame>
      </draw:page>
      <draw:page draw:name="page4" draw:style-name="dp1" draw:master-page-name="Default">
        <draw:custom-shape draw:style-name="gr6" draw:text-style-name="P2" draw:layer="Layout" svg:width="12.2cm" svg:height="6.65cm" svg:x="6cm" svg:y="1.8cm">
          <text:p text:style-name="P6"><text:span text:style-name="T1">midPoi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2.8cm" svg:height="2.25cm" svg:x="10.65cm" svg:y="3.1cm">
          <text:p text:style-name="P7"><text:span text:style-name="T1">Org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55cm" svg:height="3.302cm" svg:x="1cm" svg:y="5.1cm">
          <text:p text:style-name="P8"><text:span text:style-name="T3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4" draw:id="id14" draw:layer="Layout" svg:width="3.77cm" svg:height="1.519cm" svg:x="1.39cm" svg:y="6.628cm">
          <text:p text:style-name="P8"><text:span text:style-name="T3">Group</text:span></text:p>
          <text:p text:style-name="P8"><text:span text:style-name="T4">(entitlem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338cm" svg:height="3.302cm" svg:x="18.8cm" svg:y="5.1cm">
          <text:p text:style-name="P8"><text:span text:style-name="T3">Resourc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6" draw:id="id16" draw:layer="Layout" svg:width="3.594cm" svg:height="1.519cm" svg:x="19.172cm" svg:y="6.628cm">
          <text:p text:style-name="P8"><text:span text:style-name="T3">OU</text:span></text:p>
          <text:p text:style-name="P8"><text:span text:style-name="T4">(orgun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5.16cm" svg:y1="7.387cm" svg:x2="6.8cm" svg:y2="7.205cm" draw:start-shape="id14" draw:start-glue-point="1" draw:end-shape="id15" draw:end-glue-point="3" svg:d="m5160 7387c1231 0 412-182 1640-182" svg:viewBox="0 0 1641 183">
          <text:p/>
        </draw:connector>
        <draw:connector draw:style-name="gr5" draw:text-style-name="P3" draw:layer="layout" draw:type="curve" svg:x1="19.172cm" svg:y1="7.387cm" svg:x2="17.6cm" svg:y2="7.205cm" draw:start-shape="id16" draw:start-glue-point="3" draw:end-shape="id17" svg:d="m19172 7387c-1177 0-392-182-1572-182" svg:viewBox="0 0 1573 183">
          <text:p/>
        </draw:connector>
        <draw:custom-shape draw:style-name="gr13" draw:text-style-name="P9" xml:id="id15" draw:id="id15" draw:layer="Layout" svg:width="2.05cm" svg:height="1.01cm" svg:x="6.8cm" svg:y="6.7cm">
          <text:p text:style-name="P5"><text:span text:style-name="T5">Shadow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curve" svg:x1="7.825cm" svg:y1="6.7cm" svg:x2="10.65cm" svg:y2="4.225cm" draw:start-shape="id15" draw:start-glue-point="0" draw:end-shape="id18" draw:end-glue-point="3" svg:d="m7825 6700c0-1650 941-2475 2825-2475" svg:viewBox="0 0 2826 2476">
          <text:p/>
        </draw:connector>
        <draw:frame draw:style-name="gr12" draw:text-style-name="P11" draw:layer="layout" svg:width="1.027cm" svg:height="0.645cm" svg:x="8.8cm" svg:y="4.45cm">
          <draw:text-box>
            <text:p text:style-name="P12"><text:span text:style-name="T6">link</text:span></text:p>
          </draw:text-box>
        </draw:frame>
        <draw:connector draw:style-name="gr14" draw:text-style-name="P3" draw:layer="layout" draw:type="curve" svg:x1="16.575cm" svg:y1="6.7cm" svg:x2="13.45cm" svg:y2="4.225cm" draw:start-shape="id17" draw:start-glue-point="0" draw:end-shape="id18" draw:end-glue-point="1" svg:d="m16575 6700c0-1650-1041-2475-3125-2475" svg:viewBox="0 0 3126 2476">
          <text:p/>
        </draw:connector>
        <draw:frame draw:style-name="gr12" draw:text-style-name="P11" draw:layer="layout" svg:width="1.027cm" svg:height="0.645cm" svg:x="15cm" svg:y="4.655cm">
          <draw:text-box>
            <text:p text:style-name="P12"><text:span text:style-name="T6">link</text:span></text:p>
          </draw:text-box>
        </draw:frame>
        <draw:custom-shape draw:style-name="gr13" draw:text-style-name="P9" xml:id="id17" draw:id="id17" draw:layer="Layout" svg:width="2.05cm" svg:height="1.01cm" svg:x="15.55cm" svg:y="6.7cm">
          <text:p text:style-name="P5"><text:span text:style-name="T5">Shadow</text:span></text:p>
          <draw:enhanced-geometry svg:viewBox="0 0 21600 21600" draw:path-stretchpoint-x="10800" draw:path-stretchpoint-y="10800" draw:text-areas="?f3 ?f4 ?f5 ?f6" draw:type="round-rectangle" draw:modifiers="2725.1888049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3" draw:layer="layout" svg:width="3.639cm" svg:height="1.873cm" draw:transform="rotate (1.19031454986013) translate (7.15877522619098cm 6.18351126686346cm)" svg:viewBox="0 0 3640 1874" svg:d="m0 44c1681-241 2739 520 3640 1830">
          <text:p/>
        </draw:path>
        <draw:path draw:style-name="gr15" draw:text-style-name="P3" draw:layer="layout" svg:width="3.639cm" svg:height="1.873cm" draw:transform="rotate (-1.19031454986013) translate (15.889600478458cm 2.80420944972598cm)" svg:viewBox="0 0 3640 1874" svg:d="m3640 44c-1681-241-2739 520-3640 1830">
          <text:p/>
        </draw:path>
        <draw:frame draw:style-name="gr12" draw:text-style-name="P14" draw:layer="layout" svg:width="2.043cm" svg:height="0.725cm" svg:x="7.55cm" svg:y="2.975cm">
          <draw:text-box>
            <text:p text:style-name="P17"><text:span text:style-name="T7">Inbound</text:span></text:p>
          </draw:text-box>
        </draw:frame>
        <draw:frame draw:style-name="gr12" draw:text-style-name="P14" draw:layer="layout" svg:width="2.043cm" svg:height="0.725cm" svg:x="14.657cm" svg:y="2.976cm">
          <draw:text-box>
            <text:p text:style-name="P17"><text:span text:style-name="T7">Inbound</text:span></text:p>
          </draw:text-box>
        </draw:frame>
        <draw:path draw:style-name="gr16" draw:text-style-name="P3" draw:layer="layout" svg:width="2.19cm" svg:height="1.438cm" draw:transform="rotate (1.19031454986013) translate (8.35cm 6.5cm)" svg:viewBox="0 0 2191 1439" svg:d="m0 0c919 9 1811 622 2191 1439">
          <text:p/>
        </draw:path>
        <draw:frame draw:style-name="gr12" draw:text-style-name="P16" draw:layer="layout" svg:width="2.373cm" svg:height="0.725cm" svg:x="9.05cm" svg:y="5.525cm">
          <draw:text-box>
            <text:p text:style-name="P18"><text:span text:style-name="T8">Outbound</text:span></text:p>
          </draw:text-box>
        </draw:frame>
        <draw:path draw:style-name="gr16" draw:text-style-name="P3" draw:layer="layout" svg:width="2.19cm" svg:height="1.439cm" draw:transform="rotate (-1.19048908278533) translate (15.0867184418968cm 4.46562137312586cm)" svg:viewBox="0 0 2191 1440" svg:d="m2191 0c-919 9-1810 622-2191 1440">
          <text:p/>
        </draw:path>
        <draw:frame draw:style-name="gr12" draw:text-style-name="P16" draw:layer="layout" svg:width="2.373cm" svg:height="0.725cm" svg:x="12.927cm" svg:y="5.526cm">
          <draw:text-box>
            <text:p text:style-name="P18"><text:span text:style-name="T8">Outbound</text:span></text:p>
          </draw:text-box>
        </draw:frame>
      </draw:page>
      <draw:page draw:name="page5" draw:style-name="dp1" draw:master-page-name="Default">
        <draw:custom-shape draw:style-name="gr17" draw:text-style-name="P4" draw:layer="layout" svg:width="21cm" svg:height="15.4cm" svg:x="2.15cm" svg:y="1.95cm">
          <text:p text:style-name="P1"><text:span text:style-name="T1">Model Context</text:span><text:span text:style-name="T1"><text:line-break/></text:span><text:span text:style-name="T9"> </text:span></text:p>
          <text:p text:style-name="P1"><text:span text:style-name="T2">state=primary</text:span></text:p>
          <text:p text:style-name="P1"><text:span text:style-name="T2">wave=0</text:span></text:p>
          <text:p text:style-name="P1"><text:span text:style-name="T2">…</text:span><text:span text:style-name="T2">.</text:span></text:p>
          <draw:enhanced-geometry svg:viewBox="0 0 21600 21600" draw:path-stretchpoint-x="10800" draw:path-stretchpoint-y="10800" draw:text-areas="?f3 ?f4 ?f5 ?f6" draw:type="round-rectangle" draw:modifiers="467.938787077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xml:id="id19" draw:id="id19" draw:layer="layout" svg:width="7.8cm" svg:height="6.9cm" svg:x="2.8cm" svg:y="6cm">
          <text:p text:style-name="P3"><text:span text:style-name="T5">Model Focus Context</text:span><text:span text:style-name="T5"><text:line-break/></text:span><text:span text:style-name="T10">focusType=UserType</text:span></text:p>
          <draw:enhanced-geometry svg:viewBox="0 0 21600 21600" draw:path-stretchpoint-x="10800" draw:path-stretchpoint-y="10800" draw:text-areas="?f3 ?f4 ?f5 ?f6" draw:type="round-rectangle" draw:modifiers="1915.16726209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9cm" svg:height="1.392cm" svg:x="7.1cm" svg:y="7.55cm">
          <text:p text:style-name="P3"><text:span text:style-name="T11">User “jack”</text:span><text:span text:style-name="T11"><text:line-break/></text:span><text:span text:style-name="T11">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9cm" svg:height="1.392cm" svg:x="7.1cm" svg:y="9.333cm">
          <text:p text:style-name="P3"><text:span text:style-name="T11">User “jack”</text:span><text:span text:style-name="T11"><text:line-break/></text:span><text:span text:style-name="T11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9cm" svg:height="1.392cm" svg:x="7.1cm" svg:y="11.073cm">
          <text:p text:style-name="P3"><text:span text:style-name="T11">User “jack”</text:span><text:span text:style-name="T11"><text:line-break/></text:span><text:span text:style-name="T11">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2.9cm" svg:height="1.955cm" svg:x="3.45cm" svg:y="7.9cm">
          <text:p text:style-name="P3"><text:span text:style-name="T11">User</text:span></text:p>
          <text:p text:style-name="P3"><text:span text:style-name="T11">primary</text:span><text:span text:style-name="T11"><text:line-break/></text:span><text:span text:style-name="T11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9cm" svg:height="1.955cm" svg:x="3.45cm" svg:y="10.15cm">
          <text:p text:style-name="P3"><text:span text:style-name="T11">User</text:span></text:p>
          <text:p text:style-name="P3"><text:span text:style-name="T11">secondary</text:span><text:span text:style-name="T11"><text:line-break/></text:span><text:span text:style-name="T11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xml:id="id20" draw:id="id20" draw:layer="layout" svg:width="9.5cm" svg:height="6.75cm" svg:x="13.1cm" svg:y="2.5cm">
          <text:p text:style-name="P3"><text:span text:style-name="T5">Model Projection Context</text:span><text:span text:style-name="T5"><text:line-break/></text:span><text:span text:style-name="T2">resource=My Resource A</text:span></text:p>
          <draw:enhanced-geometry svg:viewBox="0 0 21600 21600" draw:path-stretchpoint-x="10800" draw:path-stretchpoint-y="10800" draw:text-areas="?f3 ?f4 ?f5 ?f6" draw:type="round-rectangle" draw:modifiers="1915.16726209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95cm" svg:height="1.327cm" svg:x="17.3cm" svg:y="4.152cm">
          <text:p text:style-name="P3"><text:span text:style-name="T11">Account “jsparrow”</text:span><text:span text:style-name="T11"><text:line-break/></text:span><text:span text:style-name="T11">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95cm" svg:height="1.325cm" svg:x="17.3cm" svg:y="5.852cm">
          <text:p text:style-name="P3"><text:span text:style-name="T11">Account “jsparrow”</text:span><text:span text:style-name="T11"><text:line-break/></text:span><text:span text:style-name="T11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95cm" svg:height="1.326cm" svg:x="17.3cm" svg:y="7.509cm">
          <text:p text:style-name="P3"><text:span text:style-name="T11">Account “jsparrow”</text:span><text:span text:style-name="T11"><text:line-break/></text:span><text:span text:style-name="T11">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2.908cm" svg:height="1.981cm" svg:x="13.892cm" svg:y="4.487cm">
          <text:p text:style-name="P3"><text:span text:style-name="T11">Account</text:span></text:p>
          <text:p text:style-name="P3"><text:span text:style-name="T11">primary</text:span><text:span text:style-name="T11"><text:line-break/></text:span><text:span text:style-name="T11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908cm" svg:height="1.983cm" svg:x="13.892cm" svg:y="6.767cm">
          <text:p text:style-name="P3"><text:span text:style-name="T11">Account</text:span></text:p>
          <text:p text:style-name="P3"><text:span text:style-name="T11">secondary</text:span><text:span text:style-name="T11"><text:line-break/></text:span><text:span text:style-name="T11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xml:id="id21" draw:id="id21" draw:layer="layout" svg:width="9.5cm" svg:height="6.75cm" svg:x="13.1cm" svg:y="10cm">
          <text:p text:style-name="P3"><text:span text:style-name="T5">Model Projection Context</text:span><text:span text:style-name="T5"><text:line-break/></text:span><text:span text:style-name="T2">resource=My Resource B</text:span></text:p>
          <draw:enhanced-geometry svg:viewBox="0 0 21600 21600" draw:path-stretchpoint-x="10800" draw:path-stretchpoint-y="10800" draw:text-areas="?f3 ?f4 ?f5 ?f6" draw:type="round-rectangle" draw:modifiers="1915.16726209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95cm" svg:height="1.327cm" svg:x="17.3cm" svg:y="11.652cm">
          <text:p text:style-name="P3"><text:span text:style-name="T11">Account “jack”</text:span><text:span text:style-name="T11"><text:line-break/></text:span><text:span text:style-name="T11">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95cm" svg:height="1.325cm" svg:x="17.3cm" svg:y="13.352cm">
          <text:p text:style-name="P3"><text:span text:style-name="T11">Account “jack”</text:span><text:span text:style-name="T11"><text:line-break/></text:span><text:span text:style-name="T11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95cm" svg:height="1.326cm" svg:x="17.3cm" svg:y="15.009cm">
          <text:p text:style-name="P3"><text:span text:style-name="T11">Account “jack”</text:span><text:span text:style-name="T11"><text:line-break/></text:span><text:span text:style-name="T11">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2.908cm" svg:height="1.981cm" svg:x="13.892cm" svg:y="11.987cm">
          <text:p text:style-name="P3"><text:span text:style-name="T11">Account</text:span></text:p>
          <text:p text:style-name="P3"><text:span text:style-name="T11">primary</text:span><text:span text:style-name="T11"><text:line-break/></text:span><text:span text:style-name="T11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908cm" svg:height="1.983cm" svg:x="13.892cm" svg:y="14.267cm">
          <text:p text:style-name="P3"><text:span text:style-name="T11">Account</text:span></text:p>
          <text:p text:style-name="P3"><text:span text:style-name="T11">secondary</text:span><text:span text:style-name="T11"><text:line-break/></text:span><text:span text:style-name="T11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draw:type="curve" svg:x1="10.6cm" svg:y1="9.45cm" svg:x2="13.1cm" svg:y2="5.875cm" draw:start-shape="id19" draw:start-glue-point="1" draw:end-shape="id20" svg:d="m10600 9450c1876 0 627-3575 2500-3575" svg:viewBox="0 0 2501 3576">
          <text:p/>
        </draw:connector>
        <draw:connector draw:style-name="gr22" draw:text-style-name="P3" draw:layer="layout" draw:type="curve" svg:x1="10.6cm" svg:y1="9.45cm" svg:x2="13.1cm" svg:y2="13.375cm" draw:start-shape="id19" draw:start-glue-point="1" draw:end-shape="id21" svg:d="m10600 9450c1876 0 627 3925 2500 3925" svg:viewBox="0 0 2501 3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4-01-09T14:02:50</dc:date>
    <dc:creator>Radovan Semancik</dc:creator>
    <meta:editing-duration>PT13H14M21S</meta:editing-duration>
    <meta:editing-cycles>101</meta:editing-cycles>
    <meta:generator>LibreOffice/4.0.2.2$Linux_X86_64 LibreOffice_project/400m0$Build-2</meta:generator>
    <meta:document-statistic meta:object-count="87"/>
  </office:meta>
</office:document-meta>
</file>